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Tableau1" style:family="table">
      <style:table-properties style:width="17.604cm" fo:margin-left="-0.132cm" table:align="left" style:writing-mode="lr-tb"/>
    </style:style>
    <style:style style:name="Tableau1.A" style:family="table-column">
      <style:table-column-properties style:column-width="3.625cm"/>
    </style:style>
    <style:style style:name="Tableau1.B" style:family="table-column">
      <style:table-column-properties style:column-width="3.75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5.22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199b8" style:font-size-asian="11pt" style:font-size-complex="11pt"/>
    </style:style>
    <style:style style:name="P3" style:family="paragraph" style:parent-style-name="Standard">
      <style:text-properties officeooo:paragraph-rsid="000199b8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fo:background-color="transparent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199b8" style:font-size-asian="10pt" style:font-size-complex="10pt"/>
    </style:style>
    <style:style style:name="P10" style:family="paragraph" style:parent-style-name="UrbanBody">
      <style:text-properties style:font-name="arial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name="P13" style:family="paragraph" style:parent-style-name="Heading_20_4">
      <style:text-properties style:font-name="arial" fo:font-size="11pt" style:font-size-asian="11pt" style:font-size-complex="11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0199b8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table:style-name="Tableau2.A1" office:value-type="string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ÉS CLASSÉ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h text:style-name="P13" text:outline-level="4">Date d’affichage de la </text:h>
            <text:p text:style-name="P5">demande</text:p>
          </table:table-cell>
          <table:table-cell table:style-name="Tableau1.A1" office:value-type="string">
            <text:h text:style-name="P13" text:outline-level="4">Date d’ouverture de</text:h>
            <text:p text:style-name="P5">l’enquête</text:p>
          </table:table-cell>
          <table:table-cell table:style-name="Tableau1.A1" office:value-type="string">
            <text:h text:style-name="P13" text:outline-level="4">Lieu et date de clôture</text:h>
            <text:p text:style-name="P5">De l’enquête</text:p>
          </table:table-cell>
          <table:table-cell table:style-name="Tableau1.D1" office:value-type="string">
            <text:p text:style-name="P5">Les observations écrites peuvent être adressées à :</text:p>
          </table:table-cell>
        </table:table-row>
        <table:table-row table:style-name="Tableau1.1">
          <table:table-cell table:style-name="Tableau1.A1" office:value-type="string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table:style-name="Tableau1.A1" office:value-type="string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table:style-name="Tableau1.A1" office:value-type="string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table:style-name="Tableau1.D1" office:value-type="string">
            <text:p text:style-name="P6"/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0pt" fo:font-weight="bold" style:font-name-asian="Arial Unicode MS" style:font-family-asian="'Arial Unicode MS'" style:font-family-generic-asian="swiss" style:font-pitch-asian="variable" style:font-size-asian="10pt" style:font-weight-asian="bol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40:31.809158594</dc:date>
    <dc:language>fr-FR</dc:language>
    <meta:editing-cycles>102</meta:editing-cycles>
    <meta:editing-duration>P1DT20H30M59S</meta:editing-duration>
    <meta:document-statistic meta:table-count="2" meta:image-count="0" meta:object-count="0" meta:page-count="2" meta:paragraph-count="32" meta:word-count="301" meta:character-count="2164" meta:non-whitespace-character-count="1914"/>
    <meta:user-defined meta:name="Info 1"/>
    <meta:user-defined meta:name="Info 2"/>
    <meta:user-defined meta:name="Info 3"/>
    <meta:user-defined meta:name="Info 4"/>
  </office:meta>
</office:document-meta>
</file>